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2.072cm" svg:y="1.693cm">
            <draw:object draw:notify-on-update-of-ranges="Feuille1.B2:Feuille1.B50 Feuille1.C2:Feuille1.C50 Feuille1.B2:Feuille1.B50 Feuille1.D2:Feuille1.D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librage teste</text:p>
          </table:table-cell>
          <table:table-cell office:value-type="string" calcext:value-type="string">
            <text:p>Numéro calibrage</text:p>
          </table:table-cell>
          <table:table-cell office:value-type="string" calcext:value-type="string">
            <text:p>Parties gagnees</text:p>
          </table:table-cell>
          <table:table-cell office:value-type="string" calcext:value-type="string">
            <text:p>Argent gagne</text:p>
          </table:table-cell>
        </table:table-row>
        <table:table-row table:style-name="ro1">
          <table:table-cell office:value-type="string" calcext:value-type="string">
            <text:p>15-1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15-3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15-45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string" calcext:value-type="string">
            <text:p>15-6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15-7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15-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string" calcext:value-type="string">
            <text:p>15-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30-15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-830" calcext:value-type="float">
            <text:p>-830</text:p>
          </table:table-cell>
        </table:table-row>
        <table:table-row table:style-name="ro1">
          <table:table-cell office:value-type="string" calcext:value-type="string">
            <text:p>30-3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-2693" calcext:value-type="float">
            <text:p>-2693</text:p>
          </table:table-cell>
        </table:table-row>
        <table:table-row table:style-name="ro1">
          <table:table-cell office:value-type="string" calcext:value-type="string">
            <text:p>30-4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30-6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30-75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-3488" calcext:value-type="float">
            <text:p>-3488</text:p>
          </table:table-cell>
        </table:table-row>
        <table:table-row table:style-name="ro1">
          <table:table-cell office:value-type="string" calcext:value-type="string">
            <text:p>30-9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30-10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-2550" calcext:value-type="float">
            <text:p>-2550</text:p>
          </table:table-cell>
        </table:table-row>
        <table:table-row table:style-name="ro1">
          <table:table-cell office:value-type="string" calcext:value-type="string">
            <text:p>45-15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-6627" calcext:value-type="float">
            <text:p>-6627</text:p>
          </table:table-cell>
        </table:table-row>
        <table:table-row table:style-name="ro1">
          <table:table-cell office:value-type="string" calcext:value-type="string">
            <text:p>45-30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-5567" calcext:value-type="float">
            <text:p>-5567</text:p>
          </table:table-cell>
        </table:table-row>
        <table:table-row table:style-name="ro1">
          <table:table-cell office:value-type="string" calcext:value-type="string">
            <text:p>45-45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-5005" calcext:value-type="float">
            <text:p>-5005</text:p>
          </table:table-cell>
        </table:table-row>
        <table:table-row table:style-name="ro1">
          <table:table-cell office:value-type="string" calcext:value-type="string">
            <text:p>45-6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-5225" calcext:value-type="float">
            <text:p>-5225</text:p>
          </table:table-cell>
        </table:table-row>
        <table:table-row table:style-name="ro1">
          <table:table-cell office:value-type="string" calcext:value-type="string">
            <text:p>45-7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2896" calcext:value-type="float">
            <text:p>-2896</text:p>
          </table:table-cell>
        </table:table-row>
        <table:table-row table:style-name="ro1">
          <table:table-cell office:value-type="string" calcext:value-type="string">
            <text:p>45-9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-4457" calcext:value-type="float">
            <text:p>-4457</text:p>
          </table:table-cell>
        </table:table-row>
        <table:table-row table:style-name="ro1">
          <table:table-cell office:value-type="string" calcext:value-type="string">
            <text:p>45-10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-4189" calcext:value-type="float">
            <text:p>-4189</text:p>
          </table:table-cell>
        </table:table-row>
        <table:table-row table:style-name="ro1">
          <table:table-cell office:value-type="string" calcext:value-type="string">
            <text:p>60-15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-4171" calcext:value-type="float">
            <text:p>-4171</text:p>
          </table:table-cell>
        </table:table-row>
        <table:table-row table:style-name="ro1">
          <table:table-cell office:value-type="string" calcext:value-type="string">
            <text:p>60-3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-5045" calcext:value-type="float">
            <text:p>-5045</text:p>
          </table:table-cell>
        </table:table-row>
        <table:table-row table:style-name="ro1">
          <table:table-cell office:value-type="string" calcext:value-type="string">
            <text:p>60-45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-4373" calcext:value-type="float">
            <text:p>-4373</text:p>
          </table:table-cell>
        </table:table-row>
        <table:table-row table:style-name="ro1">
          <table:table-cell office:value-type="string" calcext:value-type="string">
            <text:p>60-60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-3954" calcext:value-type="float">
            <text:p>-3954</text:p>
          </table:table-cell>
        </table:table-row>
        <table:table-row table:style-name="ro1">
          <table:table-cell office:value-type="string" calcext:value-type="string">
            <text:p>60-75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-2228" calcext:value-type="float">
            <text:p>-2228</text:p>
          </table:table-cell>
        </table:table-row>
        <table:table-row table:style-name="ro1">
          <table:table-cell office:value-type="string" calcext:value-type="string">
            <text:p>60-90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-2163" calcext:value-type="float">
            <text:p>-2163</text:p>
          </table:table-cell>
        </table:table-row>
        <table:table-row table:style-name="ro1">
          <table:table-cell office:value-type="string" calcext:value-type="string">
            <text:p>60-100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-3333" calcext:value-type="float">
            <text:p>-3333</text:p>
          </table:table-cell>
        </table:table-row>
        <table:table-row table:style-name="ro1">
          <table:table-cell office:value-type="string" calcext:value-type="string">
            <text:p>75-15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-7485" calcext:value-type="float">
            <text:p>-7485</text:p>
          </table:table-cell>
        </table:table-row>
        <table:table-row table:style-name="ro1">
          <table:table-cell office:value-type="string" calcext:value-type="string">
            <text:p>75-3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-7348" calcext:value-type="float">
            <text:p>-7348</text:p>
          </table:table-cell>
        </table:table-row>
        <table:table-row table:style-name="ro1">
          <table:table-cell office:value-type="string" calcext:value-type="string">
            <text:p>75-45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-2192" calcext:value-type="float">
            <text:p>-2192</text:p>
          </table:table-cell>
        </table:table-row>
        <table:table-row table:style-name="ro1">
          <table:table-cell office:value-type="string" calcext:value-type="string">
            <text:p>75-6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-2235" calcext:value-type="float">
            <text:p>-2235</text:p>
          </table:table-cell>
        </table:table-row>
        <table:table-row table:style-name="ro1">
          <table:table-cell office:value-type="string" calcext:value-type="string">
            <text:p>75-75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-3418" calcext:value-type="float">
            <text:p>-3418</text:p>
          </table:table-cell>
        </table:table-row>
        <table:table-row table:style-name="ro1">
          <table:table-cell office:value-type="string" calcext:value-type="string">
            <text:p>75-9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">
          <table:table-cell office:value-type="string" calcext:value-type="string">
            <text:p>75-10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3363" calcext:value-type="float">
            <text:p>-3363</text:p>
          </table:table-cell>
        </table:table-row>
        <table:table-row table:style-name="ro1">
          <table:table-cell office:value-type="string" calcext:value-type="string">
            <text:p>90-1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-8032" calcext:value-type="float">
            <text:p>-8032</text:p>
          </table:table-cell>
        </table:table-row>
        <table:table-row table:style-name="ro1">
          <table:table-cell office:value-type="string" calcext:value-type="string">
            <text:p>90-30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-2471" calcext:value-type="float">
            <text:p>-2471</text:p>
          </table:table-cell>
        </table:table-row>
        <table:table-row table:style-name="ro1">
          <table:table-cell office:value-type="string" calcext:value-type="string">
            <text:p>90-45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-9637" calcext:value-type="float">
            <text:p>-9637</text:p>
          </table:table-cell>
        </table:table-row>
        <table:table-row table:style-name="ro1">
          <table:table-cell office:value-type="string" calcext:value-type="string">
            <text:p>90-60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-3471" calcext:value-type="float">
            <text:p>-3471</text:p>
          </table:table-cell>
        </table:table-row>
        <table:table-row table:style-name="ro1">
          <table:table-cell office:value-type="string" calcext:value-type="string">
            <text:p>90-75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-3073" calcext:value-type="float">
            <text:p>-3073</text:p>
          </table:table-cell>
        </table:table-row>
        <table:table-row table:style-name="ro1">
          <table:table-cell office:value-type="string" calcext:value-type="string">
            <text:p>90-90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-4523" calcext:value-type="float">
            <text:p>-4523</text:p>
          </table:table-cell>
        </table:table-row>
        <table:table-row table:style-name="ro1">
          <table:table-cell office:value-type="string" calcext:value-type="string">
            <text:p>90-10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100-15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-4090" calcext:value-type="float">
            <text:p>-4090</text:p>
          </table:table-cell>
        </table:table-row>
        <table:table-row table:style-name="ro1">
          <table:table-cell office:value-type="string" calcext:value-type="string">
            <text:p>100-3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-9337" calcext:value-type="float">
            <text:p>-9337</text:p>
          </table:table-cell>
        </table:table-row>
        <table:table-row table:style-name="ro1">
          <table:table-cell office:value-type="string" calcext:value-type="string">
            <text:p>100-4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-4414" calcext:value-type="float">
            <text:p>-4414</text:p>
          </table:table-cell>
        </table:table-row>
        <table:table-row table:style-name="ro1">
          <table:table-cell office:value-type="string" calcext:value-type="string">
            <text:p>100-60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-1309" calcext:value-type="float">
            <text:p>-1309</text:p>
          </table:table-cell>
        </table:table-row>
        <table:table-row table:style-name="ro1">
          <table:table-cell office:value-type="string" calcext:value-type="string">
            <text:p>100-7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-3615" calcext:value-type="float">
            <text:p>-3615</text:p>
          </table:table-cell>
        </table:table-row>
        <table:table-row table:style-name="ro1">
          <table:table-cell office:value-type="string" calcext:value-type="string">
            <text:p>100-9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-5013" calcext:value-type="float">
            <text:p>-5013</text:p>
          </table:table-cell>
        </table:table-row>
        <table:table-row table:style-name="ro1">
          <table:table-cell office:value-type="string" calcext:value-type="string">
            <text:p>100-10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-6281" calcext:value-type="float">
            <text:p>-62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 style:data-style-name="N2" text:time-value="11:50:28.691925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0T11:50:39.469366678</dc:date>
    <meta:generator>LibreOffice/4.2.8.2$Linux_x86 LibreOffice_project/420m0$Build-2</meta:generator>
    <meta:editing-duration>P0D</meta:editing-duration>
    <meta:editing-cycles>1</meta:editing-cycles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9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7cm" svg:y="3.952cm" style:legend-expansion="high" chart:style-name="ch2"/>
        <chart:plot-area chart:style-name="ch3" table:cell-range-address="Feuille1.B2:Feuille1.D50" svg:x="0.32cm" svg:y="0.18cm" svg:width="12.428cm" svg:height="8.64cm">
          <chartooo:coordinate-region svg:x="0.558cm" svg:y="0.38cm" svg:width="11.56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Feuille1.C2:Feuille1.C50" chart:class="chart:scatter">
            <chart:domain table:cell-range-address="Feuille1.B2:Feuille1.B50"/>
            <chart:data-point chart:repeated="49"/>
          </chart:series>
          <chart:series chart:attached-axis="primary-y" chart:style-name="ch9" chart:values-cell-range-address="Feuille1.D2:Feuille1.D50" chart:class="chart:scatte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B2:Feuille1.B50</svg:desc>
                </draw:g>
              </table:table-cell>
              <table:table-cell office:value-type="float" office:value="60">
                <text:p>60</text:p>
                <draw:g>
                  <svg:desc>Feuille1.C2:Feuille1.C50</svg:desc>
                </draw:g>
              </table:table-cell>
              <table:table-cell office:value-type="float" office:value="277">
                <text:p>277</text:p>
                <draw:g>
                  <svg:desc>Feuille1.D2:Feuille1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-830">
                <text:p>-8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-2693">
                <text:p>-2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-3488">
                <text:p>-3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8">
                <text:p>68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-2550">
                <text:p>-25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-6627">
                <text:p>-66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-5567">
                <text:p>-5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-5005">
                <text:p>-5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-5225">
                <text:p>-5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-2896">
                <text:p>-28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-4457">
                <text:p>-4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-4189">
                <text:p>-4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  <table:table-cell office:value-type="float" office:value="-4171">
                <text:p>-4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-5045">
                <text:p>-50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  <table:table-cell office:value-type="float" office:value="-4373">
                <text:p>-4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8">
                <text:p>58</text:p>
              </table:table-cell>
              <table:table-cell office:value-type="float" office:value="-3954">
                <text:p>-39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-2228">
                <text:p>-22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8">
                <text:p>68</text:p>
              </table:table-cell>
              <table:table-cell office:value-type="float" office:value="-2163">
                <text:p>-21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  <table:table-cell office:value-type="float" office:value="-3333">
                <text:p>-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-7485">
                <text:p>-7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-7348">
                <text:p>-73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8">
                <text:p>68</text:p>
              </table:table-cell>
              <table:table-cell office:value-type="float" office:value="-2192">
                <text:p>-21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  <table:table-cell office:value-type="float" office:value="-2235">
                <text:p>-2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-3418">
                <text:p>-34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-2500">
                <text:p>-25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3">
                <text:p>53</text:p>
              </table:table-cell>
              <table:table-cell office:value-type="float" office:value="-3363">
                <text:p>-33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-8032">
                <text:p>-80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2471">
                <text:p>-2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-9637">
                <text:p>-96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-3471">
                <text:p>-34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3">
                <text:p>63</text:p>
              </table:table-cell>
              <table:table-cell office:value-type="float" office:value="-3073">
                <text:p>-3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  <table:table-cell office:value-type="float" office:value="-4523">
                <text:p>-45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-4090">
                <text:p>-40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-9337">
                <text:p>-9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4414">
                <text:p>-44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8">
                <text:p>68</text:p>
              </table:table-cell>
              <table:table-cell office:value-type="float" office:value="-1309">
                <text:p>-13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  <table:table-cell office:value-type="float" office:value="-3615">
                <text:p>-36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5013">
                <text:p>-50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-6281">
                <text:p>-6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